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"/>
  <manifest:file-entry manifest:media-type="" manifest:full-path="Content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e5ff" officeooo:paragraph-rsid="001fe5ff"/>
    </style:style>
    <style:style style:name="P2" style:family="paragraph" style:parent-style-name="Standard">
      <style:paragraph-properties fo:break-before="page"/>
      <style:text-properties officeooo:rsid="001fe5ff" officeooo:paragraph-rsid="001fe5ff"/>
    </style:style>
    <style:style style:name="P3" style:family="paragraph" style:parent-style-name="Text_20_body">
      <style:paragraph-properties fo:text-align="center" style:justify-single-word="false"/>
      <style:text-properties fo:font-size="20pt" fo:font-style="italic" fo:font-weight="bold" officeooo:rsid="001fe5ff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Heading_20_1" style:master-page-name="HTML">
      <style:paragraph-properties style:page-number="aut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text:p text:style-name="P3">${doc['dc:title']}</text:p><text:p text:style-name="P1"/><text:p text:style-name="P1">Created : ${doc['dc:created']}</text:p><text:p text:style-name="P1"/><text:p text:style-name="P1"/><text:p text:style-name="P1">


[#if logo??]
<draw:frame draw:style-name="fr1" draw:name="images1" text:anchor-type="paragraph" svg:width="10.299cm" svg:height="4.337cm" draw:z-index="0">
<draw:image xlink:href="Pictures/${logo.filename}" xlink:type="simple" xlink:show="embed" xlink:actuate="onLoad"/>
</draw:frame>
[#else]
No Logo !!!
[/#if]

</text:p><text:p text:style-name="P1"/><text:p text:style-name="P2"/>

##Include(name=MyNote)

<text:p text:style-name="P1">This is the end …</text:p><text:p text:style-name="P1"/><text:p text:style-name="P1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1-12-19T16:49:33</meta:creation-date>
    <dc:date>2011-12-19T17:59:37</dc:date>
    <dc:creator>tiry </dc:creator>
    <meta:editing-duration>PT00H04M22S</meta:editing-duration>
    <meta:editing-cycles>3</meta:editing-cycles>
    <meta:generator>OpenOffice.org/3.2$Unix OpenOffice.org_project/320m19$Build-9505</meta:generator>
    <meta:document-statistic meta:table-count="0" meta:image-count="1" meta:object-count="0" meta:page-count="3" meta:paragraph-count="9" meta:word-count="21" meta:character-count="151"/>
  </office:meta>
</office:document-meta>
</file>